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ela1" style:family="table">
      <style:table-properties style:width="15.122cm" fo:margin-left="0cm" fo:margin-top="0cm" fo:margin-bottom="0cm" table:align="left" style:writing-mode="lr-tb"/>
    </style:style>
    <style:style style:name="Tabela1.A" style:family="table-column">
      <style:table-column-properties style:column-width="2.254cm"/>
    </style:style>
    <style:style style:name="Tabela1.B" style:family="table-column">
      <style:table-column-properties style:column-width="2.223cm"/>
    </style:style>
    <style:style style:name="Tabela1.C" style:family="table-column">
      <style:table-column-properties style:column-width="0.473cm"/>
    </style:style>
    <style:style style:name="Tabela1.D" style:family="table-column">
      <style:table-column-properties style:column-width="2.034cm"/>
    </style:style>
    <style:style style:name="Tabela1.E" style:family="table-column">
      <style:table-column-properties style:column-width="2.734cm"/>
    </style:style>
    <style:style style:name="Tabela1.F" style:family="table-column">
      <style:table-column-properties style:column-width="0.474cm"/>
    </style:style>
    <style:style style:name="Tabela1.G" style:family="table-column">
      <style:table-column-properties style:column-width="2.895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Tabela1.C1" style:family="table-cell">
      <style:table-cell-properties style:vertical-align="middle" fo:padding-left="0.191cm" fo:padding-right="0.191cm" fo:padding-top="0cm" fo:padding-bottom="0cm" fo:border="none"/>
    </style:style>
    <style:style style:name="Tabela1.A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ela1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ela1.C2" style:family="table-cell">
      <style:table-cell-properties fo:padding-left="0.191cm" fo:padding-right="0.191cm" fo:padding-top="0cm" fo:padding-bottom="0cm" fo:border="none"/>
    </style:style>
    <style:style style:name="Tabela1.D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ela1.E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ela1.F2" style:family="table-cell">
      <style:table-cell-properties fo:padding-left="0.191cm" fo:padding-right="0.191cm" fo:padding-top="0cm" fo:padding-bottom="0cm" fo:border="none"/>
    </style:style>
    <style:style style:name="Tabela1.G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ela1.H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ela1.A3" style:family="table-cell">
      <style:table-cell-properties fo:padding-left="0.191cm" fo:padding-right="0.191cm" fo:padding-top="0cm" fo:padding-bottom="0cm" fo:border="none"/>
    </style:style>
    <style:style style:name="Tabela1.B3" style:family="table-cell">
      <style:table-cell-properties fo:padding-left="0.191cm" fo:padding-right="0.191cm" fo:padding-top="0cm" fo:padding-bottom="0cm" fo:border="none"/>
    </style:style>
    <style:style style:name="Tabela1.C3" style:family="table-cell">
      <style:table-cell-properties fo:padding-left="0.191cm" fo:padding-right="0.191cm" fo:padding-top="0cm" fo:padding-bottom="0cm" fo:border="none"/>
    </style:style>
    <style:style style:name="Tabela1.D3" style:family="table-cell">
      <style:table-cell-properties fo:padding-left="0.191cm" fo:padding-right="0.191cm" fo:padding-top="0cm" fo:padding-bottom="0cm" fo:border="none"/>
    </style:style>
    <style:style style:name="Tabela1.E3" style:family="table-cell">
      <style:table-cell-properties fo:padding-left="0.191cm" fo:padding-right="0.191cm" fo:padding-top="0cm" fo:padding-bottom="0cm" fo:border="none"/>
    </style:style>
    <style:style style:name="Tabela1.F3" style:family="table-cell">
      <style:table-cell-properties fo:padding-left="0.191cm" fo:padding-right="0.191cm" fo:padding-top="0cm" fo:padding-bottom="0cm" fo:border="none"/>
    </style:style>
    <style:style style:name="Tabela1.G3" style:family="table-cell">
      <style:table-cell-properties fo:padding-left="0.191cm" fo:padding-right="0.191cm" fo:padding-top="0cm" fo:padding-bottom="0cm" fo:border="none"/>
    </style:style>
    <style:style style:name="Tabela1.H3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LO-normal">
      <style:text-properties style:text-position="0% 100%" style:font-name="Verdana" fo:font-size="9pt" style:font-name-asian="Verdana1" style:font-size-asian="9pt" style:font-name-complex="Verdana1" style:font-size-complex="9pt"/>
    </style:style>
    <style:style style:name="P2" style:family="paragraph" style:parent-style-name="LO-normal">
      <style:paragraph-properties fo:line-height="120%"/>
      <style:text-properties style:text-position="0% 100%" style:font-name="Verdana" fo:font-size="9pt" style:font-name-asian="Verdana1" style:font-size-asian="9pt" style:font-name-complex="Verdana1" style:font-size-complex="9pt"/>
    </style:style>
    <style:style style:name="P3" style:family="paragraph" style:parent-style-name="LO-normal">
      <style:paragraph-properties fo:line-height="120%" fo:text-align="center" style:justify-single-word="false"/>
      <style:text-properties style:text-position="0% 100%" style:font-name="Verdana" fo:font-size="9pt" style:font-name-asian="Verdana1" style:font-size-asian="9pt" style:font-name-complex="Verdana1" style:font-size-complex="9pt"/>
    </style:style>
    <style:style style:name="P4" style:family="paragraph" style:parent-style-name="LO-normal">
      <style:paragraph-properties fo:line-height="120%"/>
      <style:text-properties style:text-position="0% 100%" style:font-name="Verdana" fo:font-size="9pt" fo:font-weight="normal" style:font-name-asian="Verdana1" style:font-size-asian="9pt" style:font-weight-asian="normal" style:font-name-complex="Verdana1" style:font-size-complex="9pt"/>
    </style:style>
    <style:style style:name="P5" style:family="paragraph" style:parent-style-name="LO-normal">
      <style:text-properties style:text-position="0% 100%" style:font-name="Courier New" fo:font-size="12pt" fo:font-weight="normal" style:font-name-asian="Courier New1" style:font-size-asian="12pt" style:font-weight-asian="normal" style:font-name-complex="Courier New1"/>
    </style:style>
    <style:style style:name="P6" style:family="paragraph" style:parent-style-name="LO-normal">
      <style:paragraph-properties fo:line-height="120%"/>
    </style:style>
    <style:style style:name="P7" style:family="paragraph" style:parent-style-name="LO-normal">
      <style:paragraph-properties fo:line-height="120%" fo:text-align="center" style:justify-single-word="false"/>
    </style:style>
    <style:style style:name="P8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20%" fo:text-align="start" style:justify-single-word="false" fo:keep-together="auto" fo:orphans="2" fo:widows="2" fo:text-indent="1.588cm" style:auto-text-indent="false" fo:background-color="transparent" fo:keep-with-next="always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bold" style:font-name-asian="Verdana1" style:font-size-asian="10pt" style:font-style-asian="normal" style:font-weight-asian="bold" style:font-name-complex="Verdana1" style:font-size-complex="10pt"/>
    </style:style>
    <style:style style:name="P9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50%" fo:text-align="start" style:justify-single-word="false" fo:keep-together="auto" fo:orphans="2" fo:widows="2" fo:text-indent="1.588cm" style:auto-text-indent="false" fo:background-color="transparent" fo:keep-with-next="always">
        <style:tab-stops>
          <style:tab-stop style:position="16.669cm" style:type="right"/>
        </style:tab-stops>
      </style:paragraph-properties>
    </style:style>
    <style:style style:name="P10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50%" fo:text-align="start" style:justify-single-word="false" fo:keep-together="auto" fo:orphans="2" fo:widows="2" fo:text-indent="1.588cm" style:auto-text-indent="false" fo:background-color="transparent" fo:keep-with-next="always">
        <style:tab-stops>
          <style:tab-stop style:position="1.429cm"/>
          <style:tab-stop style:position="4.763cm"/>
          <style:tab-stop style:position="5.715cm"/>
          <style:tab-stop style:position="11.271cm"/>
          <style:tab-stop style:position="11.748cm"/>
          <style:tab-stop style:position="16.669cm"/>
        </style:tab-stops>
      </style:paragraph-properties>
    </style:style>
    <style:style style:name="P11" style:family="paragraph" style:parent-style-name="LO-normal" style:master-page-name="Standard">
      <loext:graphic-properties draw:fill="none" draw:fill-color="#ffffff"/>
      <style:paragraph-properties fo:margin-left="0cm" fo:margin-right="0cm" fo:margin-top="0cm" fo:margin-bottom="0cm" loext:contextual-spacing="false" fo:line-height="120%" fo:text-align="start" style:justify-single-word="false" fo:keep-together="auto" fo:orphans="2" fo:widows="2" fo:text-indent="1.588cm" style:auto-text-indent="false" style:page-number="1" fo:background-color="transparent" fo:keep-with-next="always"/>
    </style:style>
    <style:style style:name="P12" style:family="paragraph" style:parent-style-name="LO-normal">
      <style:paragraph-properties fo:margin-left="0.794cm" fo:margin-right="0cm" fo:line-height="120%" fo:text-align="justify" style:justify-single-word="false" fo:text-indent="-0.794cm" style:auto-text-indent="false"/>
    </style:style>
    <style:style style:name="P13" style:family="paragraph" style:parent-style-name="LO-normal">
      <style:paragraph-properties fo:margin-left="0.794cm" fo:margin-right="0cm" fo:line-height="120%" fo:text-align="justify" style:justify-single-word="false" fo:text-indent="-0.794cm" style:auto-text-indent="false"/>
      <style:text-properties style:text-position="0% 100%" style:font-name="Verdana" fo:font-size="9pt" style:font-name-asian="Verdana1" style:font-size-asian="9pt" style:font-name-complex="Verdana1" style:font-size-complex="9pt"/>
    </style:style>
    <style:style style:name="P14" style:family="paragraph" style:parent-style-name="LO-normal">
      <style:paragraph-properties fo:margin-left="0.794cm" fo:margin-right="0cm" fo:line-height="120%" fo:text-align="justify" style:justify-single-word="false" fo:text-indent="0cm" style:auto-text-indent="false"/>
    </style:style>
    <style:style style:name="P15" style:family="paragraph" style:parent-style-name="LO-normal">
      <style:paragraph-properties fo:line-height="120%" fo:break-before="page"/>
    </style:style>
    <style:style style:name="P16" style:family="paragraph" style:parent-style-name="LO-normal">
      <style:paragraph-properties fo:margin-left="0.272cm" fo:margin-right="0cm" fo:line-height="120%" fo:text-indent="-0.272cm" style:auto-text-indent="false"/>
    </style:style>
    <style:style style:name="P17" style:family="paragraph" style:parent-style-name="LO-normal">
      <style:paragraph-properties fo:margin-left="0.716cm" fo:margin-right="0cm" fo:line-height="120%" fo:text-indent="-0.716cm" style:auto-text-indent="false"/>
    </style:style>
    <style:style style:name="P18" style:family="paragraph" style:parent-style-name="LO-normal">
      <style:paragraph-properties fo:margin-left="0.716cm" fo:margin-right="0cm" fo:line-height="120%" fo:text-indent="-0.716cm" style:auto-text-indent="false"/>
      <style:text-properties style:text-position="0% 100%" style:font-name="Verdana" fo:font-size="9pt" style:font-name-asian="Verdana1" style:font-size-asian="9pt" style:font-name-complex="Verdana1" style:font-size-complex="9pt"/>
    </style:style>
    <style:style style:name="P19" style:family="paragraph" style:parent-style-name="LO-normal">
      <style:paragraph-properties fo:margin-left="0.716cm" fo:margin-right="0cm" fo:line-height="120%" fo:text-indent="0cm" style:auto-text-indent="false"/>
      <style:text-properties style:text-position="0% 100%" style:font-name="Verdana" fo:font-size="9pt" style:font-name-asian="Verdana1" style:font-size-asian="9pt" style:font-name-complex="Verdana1" style:font-size-complex="9pt"/>
    </style:style>
    <style:style style:name="P20" style:family="paragraph" style:parent-style-name="LO-normal">
      <style:paragraph-properties fo:margin-left="0.635cm" fo:margin-right="0cm" fo:line-height="120%" fo:text-indent="-0.635cm" style:auto-text-indent="false"/>
    </style:style>
    <style:style style:name="T1" style:family="text">
      <style:text-properties style:font-name="Verdana" fo:font-size="10pt" fo:font-style="italic" fo:font-weight="bold" style:font-name-asian="Verdana1" style:font-size-asian="10pt" style:font-style-asian="italic" style:font-weight-asian="bold" style:font-name-complex="Verdana1" style:font-size-complex="10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bold" fo:background-color="transparent" loext:char-shading-value="0" style:font-name-asian="Verdana1" style:font-size-asian="10pt" style:font-style-asian="normal" style:font-weight-asian="bold" style:font-name-complex="Verdana1" style:font-size-complex="10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bold" style:font-name-asian="Verdana1" style:font-size-asian="10pt" style:font-style-asian="normal" style:font-weight-asian="bold" style:font-name-complex="Verdana1" style:font-size-complex="10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fo:background-color="transparent" loext:char-shading-value="0" style:font-name-asian="Verdana1" style:font-size-asian="10pt" style:font-style-asian="normal" style:font-weight-asian="normal" style:font-name-complex="Verdana1" style:font-size-complex="10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T6" style:family="text">
      <style:text-properties style:text-position="0% 100%" style:font-name="Verdana" fo:font-size="10pt" fo:font-weight="bold" style:font-name-asian="Verdana1" style:font-size-asian="10pt" style:font-weight-asian="bold" style:font-name-complex="Verdana1" style:font-size-complex="10pt"/>
    </style:style>
    <style:style style:name="T7" style:family="text">
      <style:text-properties style:text-position="0% 100%" style:font-name="Verdana" fo:font-size="10pt" fo:font-weight="normal" style:font-name-asian="Verdana1" style:font-size-asian="10pt" style:font-weight-asian="normal" style:font-name-complex="Verdana1" style:font-size-complex="10pt"/>
    </style:style>
    <style:style style:name="T8" style:family="text">
      <style:text-properties style:text-position="0% 100%" style:font-name="Verdana" fo:font-size="9pt" fo:font-weight="normal" style:font-name-asian="Verdana1" style:font-size-asian="9pt" style:font-weight-asian="normal" style:font-name-complex="Verdana1" style:font-size-complex="9pt"/>
    </style:style>
    <style:style style:name="T9" style:family="text">
      <style:text-properties style:text-position="0% 100%" style:font-name="Verdana" fo:font-size="9pt" style:font-name-asian="Verdana1" style:font-size-asian="9pt" style:font-name-complex="Verdana1" style:font-size-complex="9pt"/>
    </style:style>
    <style:style style:name="T10" style:family="text">
      <style:text-properties style:text-position="0% 100%" style:font-name="Verdana" fo:font-size="9pt" fo:font-weight="bold" style:font-name-asian="Verdana1" style:font-size-asian="9pt" style:font-weight-asian="bold" style:font-name-complex="Verdana1" style:font-size-complex="9pt"/>
    </style:style>
    <style:style style:name="T11" style:family="text">
      <style:text-properties style:text-position="0% 100%" style:font-name="Courier New" fo:font-size="9pt" fo:font-weight="bold" style:font-name-asian="Courier New1" style:font-size-asian="9pt" style:font-weight-asian="bold" style:font-name-complex="Courier New1" style:font-size-complex="9pt"/>
    </style:style>
    <style:style style:name="T12" style:family="text">
      <style:text-properties style:text-position="0% 100%" style:font-name="Courier New" fo:font-size="12pt" fo:font-weight="bold" style:font-name-asian="Courier New1" style:font-size-asian="12pt" style:font-weight-asian="bold" style:font-name-complex="Courier New1"/>
    </style:style>
    <style:style style:name="T13" style:family="text">
      <style:text-properties style:text-position="0% 100%" style:font-name="Courier New" fo:font-size="12pt" fo:font-weight="normal" style:font-name-asian="Courier New1" style:font-size-asian="12pt" style:font-weight-asian="normal" style:font-name-complex="Courier New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">LeanOn Systems</text:span><text:span text:style-name="T2"> - Prova de Seleção </text:span></text:p>
      <text:p text:style-name="P8"/>
      <text:p text:style-name="P9"><text:span text:style-name="T4">Nome : <text:tab/></text:span></text:p>
      <text:p text:style-name="P9"><text:span text:style-name="T4">Assinatura: <text:tab/></text:span></text:p>
      <text:p text:style-name="P10"><text:span text:style-name="T4">Data: <text:tab/><text:tab/><text:tab/>Hora Início:<text:tab/><text:tab/>Hora Fim: <text:tab/></text:span></text:p>
      <text:p text:style-name="P2"/>
      <text:p text:style-name="P2"/>
      <text:p text:style-name="P6"><text:span text:style-name="T6">Parte 1 – Matemática e Lógica</text:span></text:p>
      <text:p text:style-name="P2"/>
      <text:p text:style-name="P6"><text:span text:style-name="T10">1 -</text:span><text:span text:style-name="T9"> Todos os amigos presentes numa festa tomam refrigerante ou cerveja. Treze amigos tomam refrigerante, dez tomam cerveja e 5 tomam refrigerante e cerveja. Quantos amigos estão presentes na festa?</text:span></text:p>
      <text:p text:style-name="P2"/>
      <text:p text:style-name="P6"><text:span text:style-name="T9">Resposta: __________________</text:span></text:p>
      <text:p text:style-name="P4"/>
      <text:p text:style-name="P6"><text:span text:style-name="T10">2 -</text:span><text:span text:style-name="T9"> Sarah supõe que seu relógio está 5 minutos atrasado, mas, na verdade, ele está 10 minutos adiantado. Sarah chega para um encontro marcado, julgando estar 15 minutos atrasada em relação ao horário combinado. Na realidade ela chegou: na hora, atrasada ou adiantada por quantos minutos?</text:span></text:p>
      <text:p text:style-name="P2"/>
      <text:p text:style-name="P6"><text:span text:style-name="T9">Resposta: __________________</text:span></text:p>
      <text:p text:style-name="P2"/>
      <text:p text:style-name="P2"/>
      <text:p text:style-name="P12"><text:span text:style-name="T10">3 -</text:span><text:span text:style-name="T9"><text:tab/>Uma pizzaria realiza uma promoção com o anúncio "Compre uma e leve outra pela metade do preço”. Outra promoção que a pizzaria poderia fazer oferecendo o mesmo desconto percentual é:</text:span></text:p>
      <text:p text:style-name="P13"/>
      <text:p text:style-name="P14"><text:span text:style-name="T9">(a) "Leve duas e pague uma" </text:span></text:p>
      <text:p text:style-name="P14"><text:span text:style-name="T9">(b) "Leve três e pague uma"</text:span></text:p>
      <text:p text:style-name="P14"><text:span text:style-name="T9">(c) "Leve três e pague duas" </text:span></text:p>
      <text:p text:style-name="P14"><text:span text:style-name="T9">(d) "Leve quatro e pague três"</text:span></text:p>
      <text:p text:style-name="P14"><text:span text:style-name="T9">(e) "Leve cinco e pague quatro"</text:span></text:p>
      <text:p text:style-name="P2"/>
      <text:p text:style-name="P6"><text:span text:style-name="T10">4 -</text:span><text:span text:style-name="T9"> Dos oito algarismos do número do telefone de Lorenna, Sarah se lembra apenas dos quatro primeiros na ordem correta, mas apesar de se lembrar dos quatro últimos algarismos e saber que nenhum deles se repete, esqueceu-se da ordem destes. Qual é o maior número de tentativas que Sarah pode fazer até conseguir acertar o número do telefone de Lorenna? </text:span></text:p>
      <text:p text:style-name="P2"/>
      <text:p text:style-name="P2"/>
      <text:p text:style-name="P6"><text:span text:style-name="T9">Resposta: __________________</text:span></text:p>
      <text:p text:style-name="P4"/>
      <text:p text:style-name="P15"><text:span text:style-name="T6">Parte 2 – Programação</text:span></text:p>
      <text:p text:style-name="P6"><text:span text:style-name="T9"/></text:p>
      <text:p text:style-name="P17"><text:span text:style-name="T10">1 – </text:span><text:span text:style-name="T9">Um palavra é dita palíndroma se ela é simétrica, isto é, se a escrevermos de trás para frente, o resultado é o mesmo. Por exemplo, “ARARA” é palíndroma, mas “ARAR” não é. Escreva um pequeno programa, que determina se uma palavra é palíndroma.</text:span></text:p>
      <text:p text:style-name="P2"/>
      <text:p text:style-name="P17"><text:span text:style-name="T10">2 – </text:span><text:span text:style-name="T9">Uma imensa lista telefônica contendo pares da forma {número do telefone, nome da pessoa} foi armazenada como um vetor ordenado pelo nome em ordem alfabética.<text:line-break/>Escreva um programa que encontra o número do telefone de uma dada pessoa nessa lista, levando em conta que a lista é muito grande e que os usuários necessitam que o resultado da busca seja o mais rápido possível.</text:span></text:p>
      <text:p text:style-name="P18"/>
      <text:p text:style-name="LO-normal"><text:span text:style-name="T10">3 –</text:span><text:span text:style-name="T9"> Considere o seguinte esquema de banco de dados: </text:span></text:p>
      <text:p text:style-name="P2"/>
      <text:p text:style-name="LO-normal"><text:span text:style-name="T9">TABELA             <text:tab/>COLUNAS</text:span></text:p>
      <text:p text:style-name="LO-normal"><text:span text:style-name="T9">------------------    <text:tab/>-------------------------------------------------------------</text:span></text:p>
      <text:p text:style-name="LO-normal"><text:span text:style-name="T9">FORNECEDOR         <text:tab/>CODIGO_FORNECEDOR, NOME_FORNECEDOR, CIDADE</text:span></text:p>
      <text:p text:style-name="LO-normal"><text:span text:style-name="T9">PEÇA                <text:s/><text:tab/>CODIGO_PEÇA, NOME_PEÇA, PRECO </text:span></text:p>
      <text:p text:style-name="LO-normal"><text:span text:style-name="T9">CARRO<text:tab/><text:tab/>  <text:tab/>CODIGO_CARRO, NOME_CARRO, TIPO </text:span></text:p>
      <text:p text:style-name="LO-normal"><text:span text:style-name="T9">FORNECIMENTO <text:tab/>CODIGO_FORNECEDOR, CODIGO_PECA, CODIGO_CARRO </text:span></text:p>
      <text:p text:style-name="P1"/>
      <text:p text:style-name="LO-normal"><text:span text:style-name="T9">Escreva um comando SQL que seja capaz de consultar os fornecedores localizados na cidade de nome “VITORIA” que fornecem a peca de código “MOTOR” para o carro de código “KOMBI”, com os respectivos preços.</text:span></text:p>
      <text:p text:style-name="P1"/>
      <text:p text:style-name="LO-normal"><text:span text:style-name="T9">Exemplo: </text:span></text:p>
      <text:p text:style-name="P1"/>
      <text:p text:style-name="LO-normal"><text:span text:style-name="T9">FORNECEDOR       <text:tab/>PREÇO</text:span></text:p>
      <text:p text:style-name="LO-normal"><text:span text:style-name="T9">----------------  <text:tab/>---------</text:span></text:p>
      <text:p text:style-name="LO-normal"><text:span text:style-name="T9">Superpeças           <text:tab/> 1.000</text:span></text:p>
      <text:p text:style-name="LO-normal"><text:span text:style-name="T9">Peçauto                  <text:tab/> 1.500</text:span></text:p>
      <text:p text:style-name="P19"/>
      <text:p text:style-name="P20"><text:span text:style-name="T10">4 – </text:span><text:span text:style-name="T9">Seu amigo está desenvolvendo um pequeno programa de processamento de imagens e pediu sua ajuda para implementar a funcionalidade semelhante ao “balde de tinta” do MS-Paint.<text:line-break/>O programa de seu amigo representa imagens utilizando matrizes de caracteres, sendo que cada valor da matriz representa um pixel e letras e símbolos representam as diferentes cores.</text:span></text:p>
      <text:p text:style-name="P6"><text:span text:style-name="T9">Por exemplo, a seguinte matriz 4x6 representa a letra P na cor "</text:span><text:span text:style-name="T11">#</text:span><text:span text:style-name="T9">"</text:span><text:span text:style-name="T11">, </text:span><text:span text:style-name="T9">com cor de fundo "</text:span><text:span text:style-name="T12">.</text:span><text:span text:style-name="T9">" (ponto)</text:span></text:p>
      <text:p text:style-name="P2"/>
      <text:p text:style-name="LO-normal"><text:span text:style-name="T12">.###..</text:span></text:p>
      <text:p text:style-name="LO-normal"><text:span text:style-name="T12">.#..#.</text:span></text:p>
      <text:p text:style-name="LO-normal"><text:span text:style-name="T12">.###..</text:span></text:p>
      <text:p text:style-name="LO-normal"><text:span text:style-name="T12">.#....</text:span></text:p>
      <text:p text:style-name="P2"/>
      <text:p text:style-name="P6"><text:span text:style-name="T9">Sua subrotina deve receber um pixel e uma nova cor e pintar a região desse pixel com a nova cor, como a ferramenta “balde de tinta” do MS-Paint.</text:span></text:p>
      <text:p text:style-name="P6"><text:span text:style-name="T9">Exemplos: 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D"/>
        <table:table-row table:style-name="Tabela1.1">
          <table:table-cell table:style-name="Tabela1.A1" table:number-columns-spanned="2" office:value-type="string">
            <text:p text:style-name="P7"><text:span text:style-name="T9">Pixel (0,1) e nova cor '</text:span><text:span text:style-name="T12">o</text:span><text:span text:style-name="T9">'</text:span></text:p>
          </table:table-cell>
          <table:covered-table-cell/>
          <table:table-cell table:style-name="Tabela1.C1" office:value-type="string">
            <text:p text:style-name="P3"/>
          </table:table-cell>
          <table:table-cell table:style-name="Tabela1.A1" table:number-columns-spanned="2" office:value-type="string">
            <text:p text:style-name="P7"><text:span text:style-name="T9">Pixel (1,3) e nova cor '</text:span><text:span text:style-name="T12">o</text:span><text:span text:style-name="T9">'</text:span></text:p>
          </table:table-cell>
          <table:covered-table-cell/>
          <table:table-cell table:style-name="Tabela1.C1" office:value-type="string">
            <text:p text:style-name="P3"/>
          </table:table-cell>
          <table:table-cell table:style-name="Tabela1.A1" table:number-columns-spanned="2" office:value-type="string">
            <text:p text:style-name="P7"><text:span text:style-name="T9">Pixel (1,3) e nova cor '</text:span><text:span text:style-name="T12">#</text:span><text:span text:style-name="T9">'</text:span></text:p>
          </table:table-cell>
          <table:covered-table-cell/>
        </table:table-row>
        <table:table-row table:style-name="Tabela1.1">
          <table:table-cell table:style-name="Tabela1.A2" office:value-type="string">
            <text:p text:style-name="P7"><text:span text:style-name="T9">Antes</text:span></text:p>
          </table:table-cell>
          <table:table-cell table:style-name="Tabela1.B2" office:value-type="string">
            <text:p text:style-name="P7"><text:span text:style-name="T9">Depois</text:span></text:p>
          </table:table-cell>
          <table:table-cell table:style-name="Tabela1.C2" office:value-type="string">
            <text:p text:style-name="P3"/>
          </table:table-cell>
          <table:table-cell table:style-name="Tabela1.D2" office:value-type="string">
            <text:p text:style-name="P7"><text:span text:style-name="T9">Antes</text:span></text:p>
          </table:table-cell>
          <table:table-cell table:style-name="Tabela1.E2" office:value-type="string">
            <text:p text:style-name="P7"><text:span text:style-name="T9">Depois</text:span></text:p>
          </table:table-cell>
          <table:table-cell table:style-name="Tabela1.F2" office:value-type="string">
            <text:p text:style-name="P3"/>
          </table:table-cell>
          <table:table-cell table:style-name="Tabela1.G2" office:value-type="string">
            <text:p text:style-name="P7"><text:span text:style-name="T9">Antes</text:span></text:p>
          </table:table-cell>
          <table:table-cell table:style-name="Tabela1.H2" office:value-type="string">
            <text:p text:style-name="P7"><text:span text:style-name="T9">Depois</text:span></text:p>
          </table:table-cell>
        </table:table-row>
        <table:table-row table:style-name="Tabela1.1">
          <table:table-cell table:style-name="Tabela1.A3" office:value-type="string">
            <text:p text:style-name="LO-normal"><text:span text:style-name="T12">.###..</text:span></text:p>
            <text:p text:style-name="LO-normal"><text:span text:style-name="T12">.#..#.</text:span></text:p>
            <text:p text:style-name="LO-normal"><text:span text:style-name="T12">.###..</text:span></text:p>
            <text:p text:style-name="LO-normal"><text:span text:style-name="T12">.#....</text:span></text:p>
          </table:table-cell>
          <table:table-cell table:style-name="Tabela1.B3" office:value-type="string">
            <text:p text:style-name="LO-normal"><text:span text:style-name="T12">.ooo..</text:span></text:p>
            <text:p text:style-name="LO-normal"><text:span text:style-name="T12">.o..#.</text:span></text:p>
            <text:p text:style-name="LO-normal"><text:span text:style-name="T12">.ooo..</text:span></text:p>
            <text:p text:style-name="LO-normal"><text:span text:style-name="T12">.o....</text:span></text:p>
          </table:table-cell>
          <table:table-cell table:style-name="Tabela1.C3" office:value-type="string">
            <text:p text:style-name="P5"/>
          </table:table-cell>
          <table:table-cell table:style-name="Tabela1.D3" office:value-type="string">
            <text:p text:style-name="LO-normal"><text:span text:style-name="T12">.###.</text:span></text:p>
            <text:p text:style-name="LO-normal"><text:span text:style-name="T12">.#..#. </text:span></text:p>
            <text:p text:style-name="LO-normal"><text:span text:style-name="T12">.###.</text:span></text:p>
            <text:p text:style-name="LO-normal"><text:span text:style-name="T12">.#.... <text:s/></text:span></text:p>
          </table:table-cell>
          <table:table-cell table:style-name="Tabela1.E3" office:value-type="string">
            <text:p text:style-name="LO-normal"><text:span text:style-name="T12">.###..</text:span></text:p>
            <text:p text:style-name="LO-normal"><text:span text:style-name="T12">.#oo#.</text:span></text:p>
            <text:p text:style-name="LO-normal"><text:span text:style-name="T12">.###..</text:span></text:p>
            <text:p text:style-name="LO-normal"><text:span text:style-name="T12">.#....</text:span></text:p>
          </table:table-cell>
          <table:table-cell table:style-name="Tabela1.F3" office:value-type="string">
            <text:p text:style-name="P5"/>
          </table:table-cell>
          <table:table-cell table:style-name="Tabela1.G3" office:value-type="string">
            <text:p text:style-name="LO-normal"><text:span text:style-name="T12">.###..</text:span></text:p>
            <text:p text:style-name="LO-normal"><text:span text:style-name="T12">.#..#.</text:span></text:p>
            <text:p text:style-name="LO-normal"><text:span text:style-name="T12">.###..</text:span></text:p>
            <text:p text:style-name="LO-normal"><text:span text:style-name="T12">.#....</text:span></text:p>
          </table:table-cell>
          <table:table-cell table:style-name="Tabela1.H3" office:value-type="string">
            <text:p text:style-name="LO-normal"><text:span text:style-name="T12">.###..</text:span></text:p>
            <text:p text:style-name="LO-normal"><text:span text:style-name="T12">.####.</text:span></text:p>
            <text:p text:style-name="LO-normal"><text:span text:style-name="T12">.###..</text:span></text:p>
            <text:p text:style-name="LO-normal"><text:span text:style-name="T12">.#....</text:span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fals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t" fo:country="BR" style:letter-kerning="fals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letter-kerning="fals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LO-normal" style:next-style-name="LO-normal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LO-normal" style:next-style-name="LO-normal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LO-normal" style:next-style-name="LO-normal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LO-normal" style:next-style-name="LO-normal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LO-normal" style:next-style-name="LO-normal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LO-normal" style:next-style-name="LO-normal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LO-normal" style:family="paragraph" style:default-outline-level="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letter-kerning="fals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LO-normal" style:next-style-name="LO-normal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LO-normal" style:next-style-name="LO-normal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3cm" fo:margin-left="2cm" fo:margin-right="2cm" style:writing-mode="lr-tb" style:layout-grid-color="#c0c0c0" style:layout-grid-lines="15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language>pt-BR</dc:language>
    <dc:date>2021-08-31T10:25:09.663536343</dc:date>
    <meta:editing-cycles>3</meta:editing-cycles>
    <meta:editing-duration>PT47S</meta:editing-duration>
    <meta:generator>LibreOffice/6.4.6.2$Linux_X86_64 LibreOffice_project/40$Build-2</meta:generator>
    <meta:document-statistic meta:table-count="1" meta:image-count="0" meta:object-count="0" meta:page-count="2" meta:paragraph-count="74" meta:word-count="565" meta:character-count="3597" meta:non-whitespace-character-count="2989"/>
  </office:meta>
</office:document-meta>
</file>